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052" svg:font-family="P052" style:font-pitch="variable"/>
    <style:font-face style:name="URW Bookman" svg:font-family="'URW Bookman'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fill-use-slide-background="false" draw:textarea-vertical-align="middle" draw:auto-grow-height="false" fo:min-height="8.957cm" fo:min-width="10.613cm"/>
      <style:paragraph-properties style:writing-mode="lr-tb"/>
    </style:style>
    <style:style style:name="gr2" style:family="graphic" style:parent-style-name="Interface_20_Block">
      <style:graphic-properties draw:textarea-vertical-align="top" draw:auto-grow-height="false" fo:min-height="3.56cm" fo:min-width="2.992cm"/>
      <style:paragraph-properties style:writing-mode="lr-tb"/>
    </style:style>
    <style:style style:name="gr3" style:family="graphic" style:parent-style-name="Interface_20_Block">
      <style:graphic-properties draw:textarea-vertical-align="top" draw:auto-grow-height="false" fo:min-height="3.56cm" fo:min-width="2.042cm"/>
      <style:paragraph-properties style:writing-mode="lr-tb"/>
    </style:style>
    <style:style style:name="gr4" style:family="graphic" style:parent-style-name="Block">
      <style:graphic-properties draw:textarea-vertical-align="middle" draw:auto-grow-height="false" fo:min-height="1.337cm" fo:min-width="3.31cm"/>
      <style:paragraph-properties style:writing-mode="lr-tb"/>
    </style:style>
    <style:style style:name="gr5" style:family="graphic" style:parent-style-name="standard">
      <style:graphic-properties loext:fill-use-slide-background="false" draw:textarea-vertical-align="middle" draw:auto-grow-height="false" fo:min-height="4.83cm" fo:min-width="6.802cm"/>
      <style:paragraph-properties style:writing-mode="lr-tb"/>
    </style:style>
    <style:style style:name="gr6" style:family="graphic" style:parent-style-name="standard">
      <style:graphic-properties loext:fill-use-slide-background="false" draw:textarea-vertical-align="middle" draw:auto-grow-height="false" fo:min-height="4.83cm" fo:min-width="7.755cm"/>
    </style:style>
    <style:style style:name="gr7" style:family="graphic" style:parent-style-name="Block">
      <style:graphic-properties draw:textarea-vertical-align="middle" draw:auto-grow-height="false" fo:min-height="3.559cm" fo:min-width="3.31cm"/>
      <style:paragraph-properties style:writing-mode="lr-tb"/>
    </style:style>
    <style:style style:name="gr8" style:family="graphic" style:parent-style-name="Interface_20_Block">
      <style:graphic-properties draw:textarea-vertical-align="top" draw:auto-grow-height="false" fo:min-height="3.56cm" fo:min-width="2.041cm"/>
      <style:paragraph-properties style:writing-mode="lr-tb"/>
    </style:style>
    <style:style style:name="gr9" style:family="graphic" style:parent-style-name="Bus">
      <style:graphic-properties draw:textarea-vertical-align="middle"/>
      <style:paragraph-properties style:writing-mode="lr-tb"/>
    </style:style>
    <style:style style:name="gr10" style:family="graphic" style:parent-style-name="Interface_20_Block">
      <style:graphic-properties draw:textarea-vertical-align="top" draw:auto-grow-height="false" fo:min-height="3.56cm" fo:min-width="2.993cm"/>
      <style:paragraph-properties style:writing-mode="lr-tb"/>
    </style:style>
    <style:style style:name="gr11" style:family="graphic" style:parent-style-name="Bus">
      <style:graphic-properties draw:marker-start=""/>
    </style:style>
    <style:style style:name="gr12" style:family="graphic" style:parent-style-name="Block">
      <style:graphic-properties draw:textarea-vertical-align="middle" draw:auto-grow-height="false" fo:min-height="3.56cm" fo:min-width="3.31cm"/>
      <style:paragraph-properties style:writing-mode="lr-tb"/>
    </style:style>
    <style:style style:name="gr13" style:family="graphic" style:parent-style-name="Block">
      <style:graphic-properties draw:textarea-vertical-align="middle" draw:auto-grow-height="false" fo:min-height="1.02cm" fo:min-width="0.7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Droid Sans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13cm" svg:height="9.207cm" svg:x="15.24cm" svg:y="2.8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492cm" svg:height="3.81cm" svg:x="15.24cm" svg:y="7.303cm">
          <text:p text:style-name="P2"><text:span text:style-name="T1">JESD204B Hard IP Reseiv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2cm" svg:height="3.81cm" svg:x="23.813cm" svg:y="7.303cm">
          <text:p text:style-name="P2"><text:span text:style-name="T1">PCIe Hard IP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3.81cm" svg:height="1.587cm" svg:x="15.875cm" svg:y="3.493cm">
          <text:p text:style-name="P2">FPGA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7.302cm" svg:height="5.08cm" svg:x="29.528cm" svg:y="6.668cm">
          <text:p text:style-name="P1"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8.255cm" svg:height="5.08cm" svg:x="3.81cm" svg:y="6.66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3.81cm" svg:height="3.809cm" svg:x="32.385cm" svg:y="7.303cm">
          <text:p text:style-name="P2">NVM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2.541cm" svg:height="3.81cm" svg:x="29.527cm" svg:y="7.303cm">
          <text:p text:style-name="P2"><text:span text:style-name="T1">PCIe Hard IP Blo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26.353cm" svg:y1="10.16cm" svg:x2="29.527cm" svg:y2="10.16cm" draw:start-shape="id1" draw:start-glue-point="1" draw:end-shape="id2" draw:end-glue-point="3" svg:d="M26353 10160h3174" svg:viewBox="0 0 3175 1">
          <text:p text:style-name="P1"/>
        </draw:connector>
        <draw:custom-shape draw:style-name="gr10" draw:text-style-name="P2" draw:layer="layout" svg:width="3.493cm" svg:height="3.81cm" svg:x="8.572cm" svg:y="7.303cm">
          <text:p text:style-name="P2"><text:span text:style-name="T2">JESD204B </text:span><text:span text:style-name="T1">Hard IP Transmitter</text:span></text:p>
          <draw:enhanced-geometry svg:viewBox="0 0 21600 21600" draw:type="rectangle" draw:enhanced-path="M 0 0 L 21600 0 21600 21600 0 21600 0 0 Z N"/>
        </draw:custom-shape>
        <draw:connector draw:style-name="gr11" draw:text-style-name="P1" draw:layer="layout" svg:x1="12.065cm" svg:y1="10.16cm" svg:x2="15.24cm" svg:y2="10.16cm" draw:start-shape="id3" draw:start-glue-point="1" draw:end-shape="id4" draw:end-glue-point="3" svg:d="M12065 10160h3175" svg:viewBox="0 0 3176 1">
          <text:p/>
        </draw:connector>
        <draw:custom-shape draw:style-name="gr12" draw:text-style-name="P2" draw:layer="layout" svg:width="3.81cm" svg:height="3.81cm" svg:x="4.445cm" svg:y="7.303cm">
          <text:p text:style-name="P2">High-speed ADC</text:p>
          <draw:enhanced-geometry svg:viewBox="0 0 21600 21600" draw:type="rectangle" draw:enhanced-path="M 0 0 L 21600 0 21600 21600 0 21600 0 0 Z N"/>
        </draw:custom-shape>
        <draw:custom-shape draw:style-name="gr13" draw:text-style-name="P1" xml:id="id1" draw:id="id1" draw:layer="layout" svg:width="1.27cm" svg:height="1.27cm" svg:x="25.083cm" svg:y="9.525cm">
          <text:p text:style-name="P1"><text:span text:style-name="T3">RP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xml:id="id2" draw:id="id2" draw:layer="layout" svg:width="1.27cm" svg:height="1.27cm" svg:x="29.527cm" svg:y="9.525cm">
          <text:p text:style-name="P1"><text:span text:style-name="T3">RP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xml:id="id3" draw:id="id3" draw:layer="layout" svg:width="1.27cm" svg:height="1.27cm" svg:x="10.795cm" svg:y="9.525cm">
          <text:p text:style-name="P1"><text:span text:style-name="T3">M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xml:id="id4" draw:id="id4" draw:layer="layout" svg:width="1.27cm" svg:height="1.27cm" svg:x="15.24cm" svg:y="9.525cm">
          <text:p text:style-name="P1"><text:span text:style-name="T3">S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052" svg:font-family="P052" style:font-pitch="variable"/>
    <style:font-face style:name="URW Bookman" svg:font-family="'URW Book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000000" draw:marker-start-width="0.275cm" draw:marker-start-center="false" draw:marker-end-width="0.275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s" style:family="graphic" style:parent-style-name="Lines">
      <style:graphic-properties svg:stroke-width="0.6cm" svg:stroke-color="#000000" draw:marker-start="Arrow_20_short" draw:marker-start-width="1.1cm" draw:marker-end="Arrow_20_short" draw:marker-end-width="1.1cm" draw:stroke-linejoin="bevel" draw:textarea-horizontal-align="justify" draw:textarea-vertical-align="top" draw:auto-grow-width="false" fo:padding-bottom="1.2cm" draw:shadow-color="#000000"/>
      <style:paragraph-properties>
        <style:tab-stops/>
      </style:paragraph-properties>
    </style:style>
    <style:style style:name="Block" style:family="graphic" style:parent-style-name="standard">
      <style:graphic-properties draw:fill="solid" draw:fill-color="#ffffff"/>
    </style:style>
    <style:style style:name="Interface_20_Block" style:display-name="Interface Block" style:family="graphic" style:parent-style-name="standard">
      <style:graphic-properties draw:fill="solid" draw:fill-color="#5983b0"/>
    </style:style>
  </office:styles>
  <office:automatic-styles>
    <style:page-layout style:name="PM0">
      <style:page-layout-properties fo:margin-top="0cm" fo:margin-bottom="0cm" fo:margin-left="0cm" fo:margin-right="0cm" fo:page-width="4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i Yurchenko</meta:initial-creator>
    <meta:creation-date>2022-12-09T14:59:49.508714123</meta:creation-date>
    <dc:date>2022-12-21T16:30:04.328679673</dc:date>
    <dc:creator>Vitalii Yurchenko</dc:creator>
    <meta:editing-duration>PT1H43M35S</meta:editing-duration>
    <meta:editing-cycles>34</meta:editing-cycles>
    <meta:generator>LibreOffice/7.4.3.2$Linux_X86_64 LibreOffice_project/40$Build-2</meta:generator>
    <meta:document-statistic meta:object-count="16"/>
  </office:meta>
</office:document-meta>
</file>